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Verdana1" svg:font-family="Verdana, Arial, sans-serif"/>
    <style:font-face style:name="Verdana" svg:font-family="Verdana, Geneva, sans-serif"/>
    <style:font-face style:name="source sans pro" svg:font-family="'source sans pro', apple-system, BlinkMacSystemFont, 'segoe ui', Roboto, 'helvetica neue', Arial, sans-serif, 'apple color emoji', 'segoe ui emoji', 'segoe ui symbol'"/>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fe01b" officeooo:paragraph-rsid="001fe01b"/>
    </style:style>
    <style:style style:name="P2" style:family="paragraph" style:parent-style-name="Heading_20_1">
      <style:text-properties fo:font-variant="normal" fo:text-transform="none" fo:color="#204a87" style:font-name="Calibri" fo:font-size="12pt" fo:letter-spacing="normal" fo:font-style="normal" fo:font-weight="normal" officeooo:rsid="001fe01b" officeooo:paragraph-rsid="0028bef8" style:font-size-asian="12pt" style:font-size-complex="12pt" loext:padding="0cm" loext:border="none"/>
    </style:style>
    <style:style style:name="P3" style:family="paragraph" style:parent-style-name="Standard">
      <style:text-properties fo:font-variant="normal" fo:text-transform="none" style:font-name="Calibri" fo:font-size="12pt" fo:letter-spacing="normal" fo:font-style="normal" fo:font-weight="normal" officeooo:rsid="001fe01b" officeooo:paragraph-rsid="0028bef8" style:font-size-asian="12pt" style:font-size-complex="12pt"/>
    </style:style>
    <style:style style:name="P4" style:family="paragraph" style:parent-style-name="Standard">
      <style:paragraph-properties fo:text-align="center" style:justify-single-word="false"/>
      <style:text-properties fo:color="#00a933" style:font-name="Calibri" fo:font-size="12pt" fo:font-weight="bold" officeooo:rsid="001fe01b" officeooo:paragraph-rsid="001fe01b" style:font-size-asian="12pt" style:font-weight-asian="bold" style:font-size-complex="12pt" style:font-weight-complex="bold"/>
    </style:style>
    <style:style style:name="P5" style:family="paragraph" style:parent-style-name="Standard">
      <style:text-properties style:font-name="Calibri" fo:font-size="12pt" officeooo:rsid="001fe01b" officeooo:paragraph-rsid="001fe01b" style:font-size-asian="12pt" style:font-size-complex="12pt"/>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Heading_20_2">
      <style:text-properties fo:font-variant="normal" fo:text-transform="none" fo:color="#222222" style:font-name="source sans pro" fo:font-size="12pt" fo:letter-spacing="normal" fo:font-style="normal" fo:font-weight="normal" officeooo:rsid="001fe01b" officeooo:paragraph-rsid="0028bef8" style:font-size-asian="12pt" style:font-size-complex="12pt"/>
    </style:style>
    <style:style style:name="P8" style:family="paragraph" style:parent-style-name="Heading_20_3">
      <style:text-properties fo:font-variant="normal" fo:text-transform="none" style:font-name="Calibri" fo:font-size="12pt" fo:letter-spacing="normal" fo:font-style="normal" fo:font-weight="bold" officeooo:rsid="001fe01b" officeooo:paragraph-rsid="0028bef8" style:font-size-asian="12pt" style:font-size-complex="12pt"/>
    </style:style>
    <style:style style:name="P9" style:family="paragraph" style:parent-style-name="Standard">
      <style:text-properties fo:font-variant="normal" fo:text-transform="none" style:font-name="Calibri" fo:font-size="12pt" fo:letter-spacing="normal" fo:font-style="normal" fo:font-weight="normal" officeooo:rsid="001fe01b" officeooo:paragraph-rsid="0028bef8" style:font-size-asian="12pt" style:font-size-complex="12pt"/>
    </style:style>
    <style:style style:name="P10" style:family="paragraph" style:parent-style-name="Text_20_body" style:list-style-name="L1">
      <style:paragraph-properties fo:margin-left="0.556cm" fo:margin-right="0cm" fo:margin-top="0cm" fo:margin-bottom="0.265cm" loext:contextual-spacing="false" fo:orphans="2" fo:widows="2" fo:text-indent="0cm" style:auto-text-indent="false" fo:padding="0cm" fo:border="none"/>
      <style:text-properties fo:font-variant="normal" fo:text-transform="none" fo:color="#222222" style:font-name="Calibri" fo:font-size="12pt" fo:letter-spacing="normal" fo:font-style="normal" fo:font-weight="normal" style:font-size-asian="12pt" style:font-size-complex="12pt"/>
    </style:style>
    <style:style style:name="P11" style:family="paragraph" style:parent-style-name="Text_20_body" style:list-style-name="L1">
      <style:paragraph-properties fo:margin-left="0.556cm" fo:margin-right="0cm" fo:margin-top="0cm" fo:margin-bottom="0cm" loext:contextual-spacing="false" fo:orphans="2" fo:widows="2" fo:text-indent="0cm" style:auto-text-indent="false" fo:padding="0cm" fo:border="none"/>
      <style:text-properties fo:font-variant="normal" fo:text-transform="none" fo:color="#222222" style:font-name="Calibri" fo:font-size="12pt" fo:letter-spacing="normal" fo:font-style="normal" fo:font-weight="normal" style:font-size-asian="12pt" style:font-size-complex="12pt"/>
    </style:style>
    <style:style style:name="P12" style:family="paragraph" style:parent-style-name="Text_20_body" style:list-style-name="L1">
      <style:paragraph-properties fo:margin-left="0.556cm" fo:margin-right="0cm" fo:margin-top="0cm" fo:margin-bottom="0cm" loext:contextual-spacing="false" fo:orphans="2" fo:widows="2" fo:text-indent="0cm" style:auto-text-indent="false" fo:padding="0cm" fo:border="none"/>
      <style:text-properties fo:font-variant="normal" fo:text-transform="none" fo:color="#222222" style:font-name="Calibri" fo:font-size="12pt" fo:letter-spacing="normal" fo:font-style="normal" fo:font-weight="normal" officeooo:paragraph-rsid="0025118b" style:font-size-asian="12pt" style:font-size-complex="12pt"/>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Calibri" fo:font-size="12pt" fo:letter-spacing="normal" fo:font-style="normal" fo:font-weight="normal" officeooo:paragraph-rsid="0025118b" style:font-size-asian="12pt" style:font-size-complex="12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22222" style:font-name="source sans pro" fo:font-size="13.5pt" fo:letter-spacing="normal" fo:font-style="normal" fo:font-weight="normal"/>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2516b" style:font-name="source sans pro" fo:font-size="13.5pt" fo:letter-spacing="normal" fo:font-style="normal" fo:font-weight="normal" fo:background-color="#dfebf5" loext:padding-left="0.049cm" loext:padding-right="0cm" loext:padding-top="0.049cm" loext:padding-bottom="0.049cm" loext:border-left="0.06pt solid #d3e3f1" loext:border-right="none" loext:border-top="0.06pt solid #d3e3f1" loext:border-bottom="0.06pt solid #d3e3f1"/>
    </style:style>
    <style:style style:name="P1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source sans pro" fo:font-size="13.5pt" fo:letter-spacing="normal" fo:font-style="normal" fo:font-weight="normal"/>
    </style:style>
    <style:style style:name="P18" style:family="paragraph" style:parent-style-name="Text_20_body">
      <style:paragraph-properties fo:margin-top="0cm" fo:margin-bottom="0.247cm" loext:contextual-spacing="false"/>
    </style:style>
    <style:style style:name="P19" style:family="paragraph" style:parent-style-name="Text_20_body" style:list-style-name="L3">
      <style:paragraph-properties fo:margin-top="0cm" fo:margin-bottom="0.247cm" loext:contextual-spacing="false" fo:text-align="start" style:justify-single-word="false" fo:orphans="2" fo:widows="2"/>
    </style:style>
    <style:style style:name="P20" style:family="paragraph" style:parent-style-name="Text_20_body" style:list-style-name="L5">
      <style:paragraph-properties fo:margin-top="0cm" fo:margin-bottom="0.247cm" loext:contextual-spacing="false" fo:text-align="start" style:justify-single-word="false" fo:orphans="2" fo:widows="2"/>
    </style:style>
    <style:style style:name="P21"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22222" style:font-name="source sans pro" fo:font-size="13.5pt" fo:letter-spacing="normal" fo:font-style="normal" fo:font-weight="normal"/>
    </style:style>
    <style:style style:name="P22"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22222" style:font-name="source sans pro" fo:font-size="13.5pt" fo:letter-spacing="normal" fo:font-style="normal" fo:font-weight="normal"/>
    </style:style>
    <style:style style:name="P23"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222222" style:font-name="source sans pro" fo:font-size="13.5pt" fo:letter-spacing="normal" fo:font-style="normal" fo:font-weight="normal"/>
    </style:style>
    <style:style style:name="P24" style:family="paragraph" style:parent-style-name="Text_20_body" style:list-style-name="L4">
      <style:paragraph-properties fo:margin-top="0cm" fo:margin-bottom="0.247cm" loext:contextual-spacing="false"/>
    </style:style>
    <style:style style:name="T1" style:family="text">
      <style:text-properties fo:font-variant="normal" fo:text-transform="none" fo:color="#222222" style:font-name="Calibri" fo:font-size="12pt" fo:letter-spacing="normal" fo:font-style="normal" fo:font-weight="normal" style:font-size-asian="12pt" style:font-size-complex="12pt"/>
    </style:style>
    <style:style style:name="T2" style:family="text">
      <style:text-properties fo:font-variant="normal" fo:text-transform="none" fo:color="#222222" style:font-name="source sans pro" fo:font-size="13.5pt" fo:letter-spacing="normal" fo:font-style="normal" fo:font-weight="bold"/>
    </style:style>
    <style:style style:name="T3" style:family="text">
      <style:text-properties fo:font-variant="normal" fo:text-transform="none" fo:color="#222222" style:font-name="source sans pro" fo:font-size="13.5pt" fo:letter-spacing="normal" fo:font-style="normal" fo:font-weight="normal"/>
    </style:style>
    <style:style style:name="T4" style:family="text">
      <style:text-properties fo:font-variant="normal" fo:text-transform="none" fo:color="#222222" style:font-name="SFMono-Regular" fo:font-size="10.5pt" fo:letter-spacing="normal" fo:font-style="normal" fo:font-weight="normal"/>
    </style:style>
    <style:style style:name="T5" style:family="text">
      <style:text-properties fo:font-variant="normal" fo:text-transform="none" fo:color="#000000" style:font-name="Calibri" fo:font-size="12pt" fo:letter-spacing="normal" fo:font-style="normal" fo:font-weight="normal" style:font-size-asian="12pt" style:font-size-complex="12pt" loext:padding="0cm" loext:border="none"/>
    </style:style>
    <style:style style:name="T6" style:family="text">
      <style:text-properties fo:font-variant="normal" fo:text-transform="none" fo:color="#ce5c00" style:font-name="Calibri" fo:font-size="12pt" fo:letter-spacing="normal" fo:font-style="normal" style:text-underline-style="solid" style:text-underline-width="auto" style:text-underline-color="font-color" fo:font-weight="normal" style:font-size-asian="12pt" style:font-size-complex="12pt" loext:padding="0cm" loext:border="none"/>
    </style:style>
    <style:style style:name="T7" style:family="text">
      <style:text-properties fo:font-variant="normal" fo:text-transform="none" fo:color="#619ccd" style:text-line-through-style="none" style:text-line-through-type="none" style:font-name="source sans pro" fo:font-size="13.5pt" fo:letter-spacing="normal" fo:font-style="normal" style:text-underline-style="none" fo:font-weight="normal" style:text-blinking="false" fo:background-color="transparent" loext:char-shading-value="0" style:font-size-asian="12pt" style:font-size-complex="12pt" loext:padding="0cm" loext:border="none"/>
    </style:style>
    <style:style style:name="T8" style:family="text">
      <style:text-properties style:text-underline-style="solid" style:text-underline-width="auto" style:text-underline-color="font-color"/>
    </style:style>
    <style:style style:name="T9" style:family="text">
      <style:text-properties fo:color="#619ccd" style:text-line-through-style="none" style:text-line-through-type="none" style:text-underline-style="none" style:text-blinking="false" fo:background-color="transparent" loext:char-shading-value="0"/>
    </style:style>
    <style:style style:name="T10" style:family="text">
      <style:text-properties fo:font-weight="bold"/>
    </style:style>
    <style:style style:name="T11" style:family="text">
      <style:text-properties fo:color="#000000" style:font-name="Calibri" fo:font-size="12pt" style:font-size-asian="12pt" style:font-size-complex="12pt"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8">Roue Des Émotions </text:span>:</text:p>
      <text:p text:style-name="P5"/>
      <text:p text:style-name="P1"><text:span text:style-name="T1">Le traitement automatique du langage naturel (ou NLP pour </text:span><text:span text:style-name="Emphasis"><text:span text:style-name="T1">Natural Language Processing</text:span></text:span><text:span text:style-name="T1">) est une branche à part entière de l’IA qui permet de réaliser plusieurs tâches :</text:span></text:p>
      <text:list xml:id="list3564406" text:style-name="L1">
        <text:list-item>
          <text:p text:style-name="P10">Traduction de texte</text:p>
        </text:list-item>
        <text:list-item>
          <text:p text:style-name="P10">Résumé automatique de texte</text:p>
        </text:list-item>
        <text:list-item>
          <text:p text:style-name="P10">Analyse de sentiment</text:p>
        </text:list-item>
        <text:list-item>
          <text:p text:style-name="P11">Reconnaissance d’entités nommées (ex : nom propre ou lieu)</text:p>
          <text:p text:style-name="P11"/>
        </text:list-item>
        <text:list-item>
          <text:p text:style-name="P12">Et bien d’autres encore. </text:p>
          <text:p text:style-name="P12"/>
          <text:p text:style-name="P13">A l’heure des assistants vocaux et des smartphones de plus en plus puissants le NLP est au cœur de nombreuses problématiques. Le Deep Learning a révolutionné le domaine en aidant l’algorithme à prendre en compte le contexte notamment.</text:p>
        </text:list-item>
      </text:list>
      <text:p text:style-name="P5"/>
      <text:p text:style-name="P3">$ pip install nltk scikit-learn</text:p>
      <text:p text:style-name="P3">$ python -m nltk.downloader all</text:p>
      <text:p text:style-name="P3"/>
      <text:h text:style-name="P7" text:outline-level="2">Construire votre propre analyseur de sentiments PNL</text:h>
      <text:p text:style-name="P17">Dans les sections précédentes, vous avez probablement remarqué quatre étapes majeures de la création d'un pipeline d'analyse des sentiments:</text:p>
      <text:list xml:id="list713991470" text:style-name="L6">
        <text:list-item>
          <text:p text:style-name="P23">Chargement des données</text:p>
        </text:list-item>
        <text:list-item>
          <text:p text:style-name="P23">Prétraitement</text:p>
        </text:list-item>
        <text:list-item>
          <text:p text:style-name="P23">Former le classificateur</text:p>
        </text:list-item>
        <text:list-item>
          <text:p text:style-name="P23">Classer les données</text:p>
        </text:list-item>
      </text:list>
      <text:p text:style-name="P3"/>
      <text:h text:style-name="P2" text:outline-level="1">Boîte à outils en langage naturel </text:h>
      <text:p text:style-name="P6"><text:span text:style-name="T5">NLTK est une plate-forme de premier plan pour la création de programmes Python pour travailler avec des données en langage humain. Il fournit des interfaces faciles à utiliser pour </text:span><text:a xlink:type="simple" xlink:href="http://nltk.org/nltk_data/" text:style-name="Internet_20_link" text:visited-style-name="Visited_20_Internet_20_Link"><text:span text:style-name="T6">plus de 50 corpus et ressources lexicales</text:span></text:a><text:span text:style-name="T5"> telles que WordNet, ainsi qu'une suite de bibliothèques de traitement de texte pour la classification, la tokenisation, la recherche de racines, le marquage, l'analyse et le raisonnement </text:span><text:soft-page-break/><text:span text:style-name="T5">sémantique, des wrappers pour des bibliothèques de PNL de niveau industriel, et un </text:span><text:a xlink:type="simple" xlink:href="http://groups.google.com/group/nltk-users" text:style-name="Internet_20_link" text:visited-style-name="Visited_20_Internet_20_Link"><text:span text:style-name="T6">forum de discussion</text:span></text:a><text:span text:style-name="T5"> actif .</text:span></text:p>
      <text:p text:style-name="P6"><text:span text:style-name="T5"/></text:p>
      <text:p text:style-name="P6"><text:span text:style-name="T5"/></text:p>
      <text:p text:style-name="P14"><text:span text:style-name="T11">Les étapes nécessaires comprennent (mais ne sont pas limitées à) les suivantes:</text:span></text:p>
      <text:list xml:id="list873064030" text:style-name="L3">
        <text:list-item>
          <text:p text:style-name="P19"><text:span text:style-name="Strong_20_Emphasis"><text:span text:style-name="T2">Tokenizing des phrases</text:span></text:span><text:span text:style-name="T3"> pour décomposer le texte en phrases, mots ou autres unités</text:span></text:p>
        </text:list-item>
        <text:list-item>
          <text:p text:style-name="P19"><text:span text:style-name="Strong_20_Emphasis"><text:span text:style-name="T2">Suppression des mots vides</text:span></text:span><text:span text:style-name="T3"> tels que «si», «mais», «ou», etc.</text:span></text:p>
        </text:list-item>
        <text:list-item>
          <text:p text:style-name="P19"><text:span text:style-name="Strong_20_Emphasis"><text:span text:style-name="T2">Normaliser les mots</text:span></text:span><text:span text:style-name="T3"> en condensant toutes les formes d'un mot en une seule forme</text:span></text:p>
        </text:list-item>
        <text:list-item>
          <text:p text:style-name="P19"><text:span text:style-name="Strong_20_Emphasis"><text:span text:style-name="T2">Vectoriser le texte</text:span></text:span><text:span text:style-name="T3"> en transformant le texte en une représentation numérique à consommer par votre classificateur</text:span></text:p>
        </text:list-item>
      </text:list>
      <text:p text:style-name="P6"><text:span text:style-name="T5"/></text:p>
      <text:p text:style-name="P6"><text:a xlink:type="simple" xlink:href="https://realpython.com/train-test-split-python-data/" text:style-name="Internet_20_link" text:visited-style-name="Visited_20_Internet_20_Link"><text:span text:style-name="T7">Divisez vos données en ensembles de formation et d'évaluation.</text:span></text:a></text:p>
      <text:list xml:id="list2672995448" text:style-name="L2">
        <text:list-item>
          <text:p text:style-name="P21">Sélectionnez une architecture de modèle.</text:p>
        </text:list-item>
        <text:list-item>
          <text:p text:style-name="P21">Utilisez les données d'entraînement pour entraîner votre modèle.</text:p>
        </text:list-item>
        <text:list-item>
          <text:p text:style-name="P21">Utilisez des données de test pour évaluer les performances de votre modèle.</text:p>
        </text:list-item>
        <text:list-item>
          <text:p text:style-name="P21">Utilisez votre modèle entraîné sur de nouvelles données pour générer des prédictions, qui dans ce cas seront un nombre compris entre -1,0 et 1,0.</text:p>
        </text:list-item>
      </text:list>
      <text:p text:style-name="P6"><text:span text:style-name="T5"/></text:p>
      <text:h text:style-name="P8" text:outline-level="3">Outils d'apprentissage automatique</text:h>
      <text:p text:style-name="P18">Il existe un certain nombre d'outils disponibles en Python pour résoudre les problèmes de classification. Voici quelques-uns des plus populaires:</text:p>
      <text:list xml:id="list2084473867" text:style-name="L4">
        <text:list-item>
          <text:p text:style-name="P24"><text:a xlink:type="simple" xlink:href="https://www.tensorflow.org/" text:style-name="Internet_20_link" text:visited-style-name="Visited_20_Internet_20_Link"><text:span text:style-name="T9">TensorFlow</text:span></text:a></text:p>
        </text:list-item>
        <text:list-item>
          <text:p text:style-name="P24"><text:a xlink:type="simple" xlink:href="https://pytorch.org/" text:style-name="Internet_20_link" text:visited-style-name="Visited_20_Internet_20_Link"><text:span text:style-name="T9">PyTorch</text:span></text:a></text:p>
        </text:list-item>
        <text:list-item>
          <text:p text:style-name="P24"><text:a xlink:type="simple" xlink:href="https://scikit-learn.org/" text:style-name="Internet_20_link" text:visited-style-name="Visited_20_Internet_20_Link"><text:span text:style-name="T9">scikit-learn</text:span></text:a></text:p>
        </text:list-item>
      </text:list>
      <text:p text:style-name="P18">Cette liste n'est pas exhaustive, mais ce sont les frameworks d'apprentissage automatique les plus largement utilisés disponibles en Python. Ce sont des frameworks volumineux et puissants qui prennent beaucoup de temps à vraiment maîtriser et comprendre.</text:p>
      <text:p text:style-name="P18"><text:span text:style-name="Strong_20_Emphasis"><text:span text:style-name="T10">TensorFlow</text:span></text:span> est développé par Google et est l'un des frameworks d'apprentissage automatique les plus populaires. Vous l'utilisez principalement pour implémenter vos propres algorithmes d'apprentissage <text:soft-page-break/>automatique, par opposition à l'utilisation d'algorithmes existants. C'est un niveau assez bas, ce qui donne beaucoup de puissance à l'utilisateur, mais il s'accompagne d'une courbe d'apprentissage abrupte.</text:p>
      <text:p text:style-name="P18"><text:span text:style-name="Strong_20_Emphasis"><text:span text:style-name="T10">PyTorch</text:span></text:span> est la réponse de Facebook à TensorFlow et atteint plusieurs des mêmes objectifs. Cependant, il est conçu pour être plus familier aux programmeurs Python et est devenu un framework très populaire à part entière. Parce qu'ils ont des cas d'utilisation similaires, <text:a xlink:type="simple" xlink:href="https://realpython.com/pytorch-vs-tensorflow/" text:style-name="Internet_20_link" text:visited-style-name="Visited_20_Internet_20_Link"><text:span text:style-name="T9">comparer TensorFlow et PyTorch</text:span></text:a> est un exercice utile si vous envisagez d'apprendre un framework.</text:p>
      <text:p text:style-name="P18"><text:span text:style-name="Strong_20_Emphasis"><text:span text:style-name="T10">scikit-learn</text:span></text:span> contraste avec TensorFlow et PyTorch. Il est de niveau supérieur et vous permet d'utiliser des algorithmes d'apprentissage automatique prêts à l'emploi plutôt que de créer les vôtres. Ce qui lui manque en termes de personnalisation, il compense largement sa facilité d'utilisation, vous permettant de former rapidement des classificateurs en seulement quelques lignes de code.</text:p>
      <text:p text:style-name="P18">Heureusement, spaCy fournit un classificateur de texte intégré assez simple que vous découvrirez un peu plus tard. Cependant, il est tout d'abord important de comprendre le flux de travail général pour tout type de problème de classification.</text:p>
      <text:p text:style-name="Text_20_body"><text:line-break/><text:span text:style-name="T3">Ajoutez le </text:span><text:span text:style-name="Source_20_Text"><text:span text:style-name="T4">textcat</text:span></text:span><text:span text:style-name="T3">composant au pipeline existant.</text:span></text:p>
      <text:list xml:id="list998756505" text:style-name="L5">
        <text:list-item>
          <text:p text:style-name="P20"><text:span text:style-name="T3">Ajoutez des étiquettes valides au </text:span><text:span text:style-name="Source_20_Text"><text:span text:style-name="T4">textcat</text:span></text:span><text:span text:style-name="T3">composant.</text:span></text:p>
        </text:list-item>
        <text:list-item>
          <text:p text:style-name="P22">Chargez, mélangez et divisez vos données.</text:p>
        </text:list-item>
        <text:list-item>
          <text:p text:style-name="P22">Entraînez le modèle en évaluant chaque boucle d'entraînement.</text:p>
        </text:list-item>
        <text:list-item>
          <text:p text:style-name="P22">Utilisez le modèle entraîné pour prédire le sentiment des données non liées à la formation.</text:p>
        </text:list-item>
        <text:list-item>
          <text:p text:style-name="P22">Le cas échéant, enregistrez le modèle entraîné.</text:p>
        </text:list-item>
      </text:list>
      <text:p text:style-name="P16"/>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Verdana1" svg:font-family="Verdana, Arial, sans-serif"/>
    <style:font-face style:name="Verdana" svg:font-family="Verdana, Geneva, sans-serif"/>
    <style:font-face style:name="source sans pro" svg:font-family="'source sans pro', apple-system, BlinkMacSystemFont, 'segoe ui', Roboto, 'helvetica neue', Arial, sans-serif, 'apple color emoji', 'segoe ui emoji', 'segoe ui symbol'"/>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4:32:54.963946193</meta:creation-date>
    <dc:date>2021-04-16T00:28:51.198101638</dc:date>
    <meta:editing-duration>P1DT7H7M34S</meta:editing-duration>
    <meta:editing-cycles>12</meta:editing-cycles>
    <meta:generator>LibreOffice/6.4.6.2$Linux_X86_64 LibreOffice_project/40$Build-2</meta:generator>
    <meta:document-statistic meta:table-count="0" meta:image-count="0" meta:object-count="0" meta:page-count="3" meta:paragraph-count="46" meta:word-count="685" meta:character-count="4504" meta:non-whitespace-character-count="3888"/>
  </office:meta>
</office:document-meta>
</file>